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treamMarshallerTests.useAttributesForStringClas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aliasesByTypeStringStr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reamMarshallerTests.marshalSax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treamMarshallerTests.marshalStaxResultXMLStreamWriterDefaul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treamMarshallerTests.useAttributesForClassStringLi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omi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conver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treamMarshallerTests.marshalStaxResultXMLStrea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reamMarshallerTests.useAttributesForClassStr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assertXpathExists( String xPathExpression , String inXML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treamMarshallerTests.jettison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treamMarshallerTests.marshalDOMResultToExisten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treamMarshallerTests.useAttribute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marshalStaxResultXMLEven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reamMarshallerTests.create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treamMarshallerTests.aliasesByTypeStringClas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reamMarshallerTests.marshalDO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treamMarshallerTests.annotatedMarshalStreamResul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treamMarshallerTests.marshalStreamResul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treamMarshallerTests.assertXpathDoesNotExist( String xPathExpression , String inXML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treamMarshallerTests.field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implicitColle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treamMarshallerTests.marshalStreamResul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MarshallerTests.json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treamMarshallerTests.create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